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resentation" style:name="a1914">
      <style:graphic-properties draw:fill="none" draw:stroke="solid" svg:stroke-width="0.01389in" svg:stroke-color="#000000" svg:stroke-opacity="100%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draw:fill="none" draw:stroke="solid" svg:stroke-width="0.01389in" svg:stroke-color="#000000" svg:stroke-opacity="100%"/>
    </style:style>
    <style:style style:family="paragraph" style:name="a14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695" draw:master-page-name="Master1-Layout1-title-Slajd-tytułowy" presentation:presentation-page-layout-name="Master1-PPL1">
        <draw:frame draw:id="id69" presentation:style-name="a698" draw:name="Tytuł 1" svg:x="0.75in" svg:y="2.32986in" svg:width="8.5in" svg:height="1.60764in" presentation:class="title" presentation:placeholder="false">
          <draw:text-box>
            <text:p text:style-name="a697" text:class-names="" text:cond-style-name=""><text:span text:style-name="a696" text:class-names="">Inteligentne wskaźniki</text:span></text:p>
          </draw:text-box>
          <svg:title/>
          <svg:desc/>
        </draw:frame>
        <draw:frame draw:id="id70" presentation:style-name="a705" draw:name="Podtytuł 2" svg:x="1.5in" svg:y="4.25in" svg:width="7in" svg:height="1.91667in" presentation:class="subtitle" presentation:placeholder="false">
          <draw:text-box>
            <text:p text:style-name="a700" text:class-names="" text:cond-style-name=""><text:span text:style-name="a699" text:class-names="">Autorzy:</text:span></text:p>
            <text:p text:style-name="a702" text:class-names="" text:cond-style-name=""><text:span text:style-name="a701" text:class-names="">Piotr Uhl</text:span></text:p>
            <text:p text:style-name="a704" text:class-names="" text:cond-style-name=""><text:span text:style-name="a703" text:class-names="">Daniel Kaleta</text:span></text:p>
          </draw:text-box>
          <svg:title/>
          <svg:desc/>
        </draw:frame>
      </draw:page>
      <draw:page draw:name="Slide2" draw:style-name="a706" draw:master-page-name="Master1-Layout2-obj-Tytuł-i-zawartość" presentation:presentation-page-layout-name="Master1-PPL2">
        <draw:frame draw:id="id71" presentation:style-name="a709" draw:name="Tytuł 1" svg:x="0.5in" svg:y="0.30035in" svg:width="9in" svg:height="1.25in" presentation:class="title" presentation:placeholder="false">
          <draw:text-box>
            <text:p text:style-name="a708" text:class-names="" text:cond-style-name=""><text:span text:style-name="a707" text:class-names="">Inteligentne wskaźniki</text:span></text:p>
          </draw:text-box>
          <svg:title/>
          <svg:desc/>
        </draw:frame>
        <draw:frame draw:id="id72" presentation:style-name="a725" draw:name="Symbol zastępczy zawartości 2" svg:x="0.5in" svg:y="1.75in" svg:width="9in" svg:height="4.94965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C++11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#include &lt;memory&gt;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std::unique_ptr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std::shared_ptr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std::weak_ptr</text:span></text:p>
              </text:list-item>
            </text:list>
          </draw:text-box>
          <svg:title/>
          <svg:desc/>
        </draw:frame>
      </draw:page>
      <draw:page draw:name="Slide3" draw:style-name="a726" draw:master-page-name="Master1-Layout2-obj-Tytuł-i-zawartość" presentation:presentation-page-layout-name="Master1-PPL2">
        <draw:frame draw:id="id73" presentation:style-name="a729" draw:name="Tytuł 1" svg:x="0.5in" svg:y="0.30035in" svg:width="9in" svg:height="1.25in" presentation:class="title" presentation:placeholder="false">
          <draw:text-box>
            <text:p text:style-name="a728" text:class-names="" text:cond-style-name=""><text:span text:style-name="a727" text:class-names="">std::unique_ptr</text:span></text:p>
          </draw:text-box>
          <svg:title/>
          <svg:desc/>
        </draw:frame>
        <draw:frame draw:id="id74" presentation:style-name="a742" draw:name="Symbol zastępczy zawartości 2" svg:x="0.5in" svg:y="1.75in" svg:width="9in" svg:height="4.94965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wyłączny właściciel obiektu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w momencie zniszczenia wskaźnika, pamięć jest zwalniana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tylko jeden wskaźnik na blok pamięci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brak konstruktora kopiującego</text:span></text:p>
              </text:list-item>
            </text:list>
          </draw:text-box>
          <svg:title/>
          <svg:desc/>
        </draw:frame>
      </draw:page>
      <draw:page draw:name="Slide4" draw:style-name="a743" draw:master-page-name="Master1-Layout2-obj-Tytuł-i-zawartość" presentation:presentation-page-layout-name="Master1-PPL2">
        <draw:frame draw:id="id75" presentation:style-name="a746" draw:name="Tytuł 1" svg:x="0in" svg:y="0in" svg:width="10in" svg:height="0.83629in" presentation:class="title" presentation:placeholder="false">
          <draw:text-box>
            <text:p text:style-name="a745" text:class-names="" text:cond-style-name=""><text:span text:style-name="a744" text:class-names="">std::unique_ptr</text:span></text:p>
          </draw:text-box>
          <svg:title/>
          <svg:desc/>
        </draw:frame>
        <draw:frame draw:id="id76" presentation:style-name="a877" draw:name="Symbol zastępczy zawartości 2" svg:x="0.03882in" svg:y="0.91504in" svg:width="9.68612in" svg:height="6.37866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7" text:class-names="">1<text:s text:c="1"/></text:span><text:span text:style-name="a748" text:class-names=""><text:s text:c="1"/>class</text:span><text:span text:style-name="a749" text:class-names=""><text:s text:c="1"/></text:span><text:span text:style-name="a750" text:class-names="">MyClass</text:span><text:span text:style-name="a751" text:class-names=""><text:s text:c="1"/>{</text:span></text:p>
              </text:list-item>
            </text:list>
            <text:list text:style-name="a758">
              <text:list-item>
                <text:p text:style-name="a757" text:class-names="" text:cond-style-name=""><text:span text:style-name="a754" text:class-names="">2<text:s text:c="1"/></text:span><text:span text:style-name="a755" text:class-names=""><text:s text:c="1"/>public</text:span><text:span text:style-name="a756" text:class-names="">: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3<text:s text:c="1"/></text:span><text:span text:style-name="a760" text:class-names=""><text:s text:c="5"/>MyClass() {</text:span></text:p>
              </text:list-item>
            </text:list>
            <text:list text:style-name="a770">
              <text:list-item>
                <text:p text:style-name="a769" text:class-names="" text:cond-style-name=""><text:span text:style-name="a763" text:class-names="">4<text:s text:c="1"/></text:span><text:span text:style-name="a764" text:class-names=""><text:s text:c="9"/>std::cout<text:s text:c="1"/></text:span><text:span text:style-name="a765" text:class-names="">&lt;&lt;</text:span><text:span text:style-name="a766" text:class-names=""><text:s text:c="1"/></text:span><text:span text:style-name="a767" text:class-names="">"Konstruktor\n"</text:span><text:span text:style-name="a768" text:class-names="">;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5<text:s text:c="1"/></text:span><text:span text:style-name="a772" text:class-names=""><text:s text:c="5"/>}</text:span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6<text:s text:c="1"/></text:span><text:span text:style-name="a776" text:class-names=""><text:s text:c="5"/>~MyClass() {</text:span></text:p>
              </text:list-item>
            </text:list>
            <text:list text:style-name="a786">
              <text:list-item>
                <text:p text:style-name="a785" text:class-names="" text:cond-style-name=""><text:span text:style-name="a779" text:class-names="">7<text:s text:c="1"/></text:span><text:span text:style-name="a780" text:class-names=""><text:s text:c="9"/>std::cout<text:s text:c="1"/></text:span><text:span text:style-name="a781" text:class-names="">&lt;&lt;</text:span><text:span text:style-name="a782" text:class-names=""><text:s text:c="1"/></text:span><text:span text:style-name="a783" text:class-names="">"Destruktor\n"</text:span><text:span text:style-name="a784" text:class-names="">;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8<text:s text:c="1"/></text:span><text:span text:style-name="a788" text:class-names=""><text:s text:c="5"/>}</text:span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9<text:s text:c="1"/></text:span><text:span text:style-name="a792" text:class-names=""><text:s text:c="1"/>};</text:span></text:p>
              </text:list-item>
            </text:list>
            <text:list text:style-name="a799">
              <text:list-item>
                <text:p text:style-name="a798" text:class-names="" text:cond-style-name=""><text:span text:style-name="a795" text:class-names="">10<text:s text:c="1"/></text:span><text:span text:style-name="a796" text:class-names="">void</text:span><text:span text:style-name="a797" text:class-names=""><text:s text:c="1"/>fun() {</text:span></text:p>
              </text:list-item>
            </text:list>
            <text:list text:style-name="a807">
              <text:list-item>
                <text:p text:style-name="a806" text:class-names="" text:cond-style-name=""><text:span text:style-name="a800" text:class-names="">11<text:s text:c="1"/></text:span><text:span text:style-name="a801" text:class-names=""><text:s text:c="4"/>std::cout<text:s text:c="1"/></text:span><text:span text:style-name="a802" text:class-names="">&lt;&lt;</text:span><text:span text:style-name="a803" text:class-names=""><text:s text:c="1"/></text:span><text:span text:style-name="a804" text:class-names="">"Tworzenie wskaźnika...\n"</text:span><text:span text:style-name="a805" text:class-names="">;</text:span></text:p>
              </text:list-item>
            </text:list>
            <text:list text:style-name="a824">
              <text:list-item>
                <text:p text:style-name="a823" text:class-names="" text:cond-style-name=""><text:span text:style-name="a808" text:class-names="">12<text:s text:c="1"/></text:span><text:span text:style-name="a809" text:class-names=""><text:s text:c="4"/></text:span><text:span text:style-name="a810" text:class-names="">std::</text:span><text:span text:style-name="a811" text:class-names="">unique_ptr</text:span><text:span text:style-name="a812" text:class-names="">&lt;</text:span><text:span text:style-name="a813" text:class-names="">MyClass</text:span><text:span text:style-name="a814" text:class-names="">&gt; my_ptr</text:span><text:span text:style-name="a815" text:class-names="">(</text:span><text:span text:style-name="a816" text:class-names="">new</text:span><text:span text:style-name="a817" text:class-names=""><text:s text:c="1"/></text:span><text:span text:style-name="a818" text:class-names="">MyClass</text:span><text:span text:style-name="a819" text:class-names="">)</text:span><text:span text:style-name="a820" text:class-names="">;<text:s text:c="1"/></text:span><text:span text:style-name="a821" text:class-names="">//C++11</text:span><text:span text:style-name="a822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25" text:class-names="">13<text:s text:c="1"/></text:span><text:span text:style-name="a826" text:class-names=""><text:s text:c="4"/></text:span><text:span text:style-name="a827" text:class-names="">std::</text:span><text:span text:style-name="a828" text:class-names="">unique_ptr</text:span><text:span text:style-name="a829" text:class-names="">&lt;</text:span><text:span text:style-name="a830" text:class-names="">MyClass</text:span><text:span text:style-name="a831" text:class-names="">&gt;<text:s text:c="1"/></text:span><text:span text:style-name="a832" text:class-names="">my_ptr<text:s text:c="1"/></text:span><text:span text:style-name="a833" text:class-names="">=<text:s text:c="1"/></text:span><text:span text:style-name="a834" text:class-names="">std::</text:span><text:span text:style-name="a835" text:class-names="">make_unique</text:span><text:span text:style-name="a836" text:class-names="">&lt;</text:span><text:span text:style-name="a837" text:class-names="">MyClass</text:span><text:span text:style-name="a838" text:class-names="">&gt;</text:span><text:span text:style-name="a839" text:class-names="">()</text:span><text:span text:style-name="a840" text:class-names="">;</text:span><text:span text:style-name="a841" text:class-names=""><text:s text:c="1"/>//C++</text:span><text:span text:style-name="a842" text:class-names="">14</text:span><text:span text:style-name="a843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6" text:class-names="">14<text:s text:c="1"/></text:span><text:span text:style-name="a847" text:class-names=""><text:s text:c="4"/>std::cout<text:s text:c="1"/></text:span><text:span text:style-name="a848" text:class-names="">&lt;&lt;</text:span><text:span text:style-name="a849" text:class-names=""><text:s text:c="1"/></text:span><text:span text:style-name="a850" text:class-names="">"Wyjście z zakresu...\n"</text:span><text:span text:style-name="a851" text:class-names="">;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15<text:s text:c="1"/></text:span><text:span text:style-name="a855" text:class-names="">}</text:span></text:p>
              </text:list-item>
            </text:list>
            <text:list text:style-name="a862">
              <text:list-item>
                <text:p text:style-name="a861" text:class-names="" text:cond-style-name=""><text:span text:style-name="a858" text:class-names="">16<text:s text:c="1"/></text:span><text:span text:style-name="a859" text:class-names="">int</text:span><text:span text:style-name="a860" text:class-names=""><text:s text:c="1"/>main() {</text:span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17<text:s text:c="1"/></text:span><text:span text:style-name="a864" text:class-names=""><text:s text:c="4"/>fun();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18<text:s text:c="1"/></text:span><text:span text:style-name="a868" text:class-names=""><text:s text:c="4"/>return</text:span><text:span text:style-name="a869" text:class-names=""><text:s text:c="1"/>0;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19<text:s text:c="1"/></text:span><text:span text:style-name="a873" text:class-names="">}</text:span><text:span text:style-name="a874" text:class-names=""/></text:p>
              </text:list-item>
            </text:list>
          </draw:text-box>
          <svg:title/>
          <svg:desc/>
        </draw:frame>
        <draw:custom-shape svg:x="5.07875in" svg:y="1.13728in" svg:width="4.81388in" svg:height="2.37647in" draw:id="id77" draw:style-name="a886" draw:name="Prostokąt 3">
          <svg:title/>
          <svg:desc/>
          <text:p text:style-name="a879" text:class-names="" text:cond-style-name=""><text:span text:style-name="a878" text:class-names="">Tworzenie wskaźnika...</text:span></text:p>
          <text:p text:style-name="a881" text:class-names="" text:cond-style-name=""><text:span text:style-name="a880" text:class-names="">Konstruktor</text:span></text:p>
          <text:p text:style-name="a883" text:class-names="" text:cond-style-name=""><text:span text:style-name="a882" text:class-names="">Wyjście z zakresu...</text:span></text:p>
          <text:p text:style-name="a885" text:class-names="" text:cond-style-name=""><text:span text:style-name="a884" text:class-names="">Destrukto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87" draw:master-page-name="Master1-Layout2-obj-Tytuł-i-zawartość" presentation:presentation-page-layout-name="Master1-PPL2">
        <draw:frame draw:id="id78" presentation:style-name="a891" draw:name="Tytuł 1" svg:x="0.51131in" svg:y="0in" svg:width="9in" svg:height="1.25in" presentation:class="title" presentation:placeholder="false">
          <draw:text-box>
            <text:p text:style-name="a890" text:class-names="" text:cond-style-name=""><text:span text:style-name="a888" text:class-names="">std::unique_ptr</text:span><text:span text:style-name="a889" text:class-names=""/></text:p>
          </draw:text-box>
          <svg:title/>
          <svg:desc/>
        </draw:frame>
        <draw:frame draw:id="id79" presentation:style-name="a901" draw:name="Symbol zastępczy zawartości 2" svg:x="0.5in" svg:y="1.23003in" svg:width="9in" svg:height="6.22116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x.get() – zwraca klasyczny wskaźnik na wskazywaną pamięć, zachowuje prawo własności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x.release() – zwraca klasyczny wskaźnik na wskazywaną pamięć, rezygnuje z prawa własności, zeruje wskaźnik x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x.reset() – zwalnia wskazywaną pamięć<text:line-break/>i zeruje wskaźnik x</text:span></text:p>
              </text:list-item>
            </text:list>
          </draw:text-box>
          <svg:title/>
          <svg:desc/>
        </draw:frame>
      </draw:page>
      <draw:page draw:name="Slide5" draw:style-name="a902" draw:master-page-name="Master1-Layout2-obj-Tytuł-i-zawartość" presentation:presentation-page-layout-name="Master1-PPL2">
        <draw:frame draw:id="id80" presentation:style-name="a905" draw:name="Tytuł 1" svg:x="0in" svg:y="0in" svg:width="10in" svg:height="0.83629in" presentation:class="title" presentation:placeholder="false">
          <draw:text-box>
            <text:p text:style-name="a904" text:class-names="" text:cond-style-name=""><text:span text:style-name="a903" text:class-names="">std::unique_ptr</text:span></text:p>
          </draw:text-box>
          <svg:title/>
          <svg:desc/>
        </draw:frame>
        <draw:frame draw:id="id81" presentation:style-name="a1051" draw:name="Symbol zastępczy zawartości 2" svg:x="0.03882in" svg:y="0.91504in" svg:width="9.68612in" svg:height="6.29991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6" text:class-names="">1<text:s text:c="1"/></text:span><text:span text:style-name="a907" text:class-names=""><text:s text:c="1"/>void</text:span><text:span text:style-name="a908" text:class-names=""><text:s text:c="1"/>fun1() {</text:span></text:p>
              </text:list-item>
            </text:list>
            <text:list text:style-name="a920">
              <text:list-item>
                <text:p text:style-name="a919" text:class-names="" text:cond-style-name=""><text:span text:style-name="a911" text:class-names="">2</text:span><text:span text:style-name="a912" text:class-names=""><text:s text:c="5"/></text:span><text:span text:style-name="a913" text:class-names="">MyClass</text:span><text:span text:style-name="a914" text:class-names="">* raw_ptr =<text:s text:c="1"/></text:span><text:span text:style-name="a915" text:class-names="">new</text:span><text:span text:style-name="a916" text:class-names=""><text:s text:c="1"/></text:span><text:span text:style-name="a917" text:class-names="">MyClass</text:span><text:span text:style-name="a918" text:class-names="">;</text:span></text:p>
              </text:list-item>
            </text:list>
            <text:list text:style-name="a930">
              <text:list-item>
                <text:p text:style-name="a929" text:class-names="" text:cond-style-name=""><text:span text:style-name="a921" text:class-names="">3</text:span><text:span text:style-name="a922" text:class-names=""><text:s text:c="6"/></text:span><text:span text:style-name="a923" text:class-names="">std::</text:span><text:span text:style-name="a924" text:class-names="">unique_ptr</text:span><text:span text:style-name="a925" text:class-names="">&lt;</text:span><text:span text:style-name="a926" text:class-names="">MyClass</text:span><text:span text:style-name="a927" text:class-names="">&gt;</text:span><text:span text:style-name="a928" text:class-names=""><text:s text:c="1"/>unq_ptr(raw_ptr);</text:span></text:p>
              </text:list-item>
            </text:list>
            <text:list text:style-name="a935">
              <text:list-item>
                <text:p text:style-name="a934" text:class-names="" text:cond-style-name=""><text:span text:style-name="a931" text:class-names="">4</text:span><text:span text:style-name="a932" text:class-names=""><text:s text:c="2"/>}<text:s text:c="1"/></text:span><text:span text:style-name="a933" text:class-names="">//wszystko dobrz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5</text:span><text:span text:style-name="a937" text:class-names=""><text:s text:c="2"/>void</text:span><text:span text:style-name="a938" text:class-names=""><text:s text:c="1"/>fun2() {</text:span></text:p>
              </text:list-item>
            </text:list>
            <text:list text:style-name="a950">
              <text:list-item>
                <text:p text:style-name="a949" text:class-names="" text:cond-style-name=""><text:span text:style-name="a941" text:class-names="">6</text:span><text:span text:style-name="a942" text:class-names=""><text:s text:c="6"/></text:span><text:span text:style-name="a943" text:class-names="">MyClass</text:span><text:span text:style-name="a944" text:class-names="">* raw_ptr =<text:s text:c="1"/></text:span><text:span text:style-name="a945" text:class-names="">new</text:span><text:span text:style-name="a946" text:class-names=""><text:s text:c="1"/></text:span><text:span text:style-name="a947" text:class-names="">MyClass</text:span><text:span text:style-name="a948" text:class-names="">;</text:span></text:p>
              </text:list-item>
            </text:list>
            <text:list text:style-name="a960">
              <text:list-item>
                <text:p text:style-name="a959" text:class-names="" text:cond-style-name=""><text:span text:style-name="a951" text:class-names="">7</text:span><text:span text:style-name="a952" text:class-names=""><text:s text:c="6"/></text:span><text:span text:style-name="a953" text:class-names="">std::</text:span><text:span text:style-name="a954" text:class-names="">unique_ptr</text:span><text:span text:style-name="a955" text:class-names="">&lt;</text:span><text:span text:style-name="a956" text:class-names="">MyClass</text:span><text:span text:style-name="a957" text:class-names="">&gt;</text:span><text:span text:style-name="a958" text:class-names=""><text:s text:c="1"/>unq_ptr1(raw_ptr);</text:span></text:p>
              </text:list-item>
            </text:list>
            <text:list text:style-name="a972">
              <text:list-item>
                <text:p text:style-name="a971" text:class-names="" text:cond-style-name=""><text:span text:style-name="a961" text:class-names="">8</text:span><text:span text:style-name="a962" text:class-names=""><text:s text:c="6"/></text:span><text:span text:style-name="a963" text:class-names="">std::</text:span><text:span text:style-name="a964" text:class-names="">unique_ptr</text:span><text:span text:style-name="a965" text:class-names="">&lt;</text:span><text:span text:style-name="a966" text:class-names="">MyClass</text:span><text:span text:style-name="a967" text:class-names="">&gt;</text:span><text:span text:style-name="a968" text:class-names=""><text:s text:c="1"/>unq_ptr2(raw_ptr);<text:s text:c="1"/></text:span><text:span text:style-name="a969" text:class-names="">//błąd!!!</text:span><text:span text:style-name="a970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3" text:class-names="">9</text:span><text:span text:style-name="a974" text:class-names=""><text:s text:c="2"/>}<text:s text:c="1"/></text:span><text:span text:style-name="a975" text:class-names="">//crash – próba dwukrotnego zwolnienia pamięci</text:span><text:span text:style-name="a976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10<text:s text:c="1"/></text:span><text:span text:style-name="a980" text:class-names="">void</text:span><text:span text:style-name="a981" text:class-names=""><text:s text:c="1"/>fun3() {</text:span></text:p>
              </text:list-item>
            </text:list>
            <text:list text:style-name="a993">
              <text:list-item>
                <text:p text:style-name="a992" text:class-names="" text:cond-style-name=""><text:span text:style-name="a984" text:class-names="">11<text:s text:c="1"/></text:span><text:span text:style-name="a985" text:class-names=""><text:s text:c="4"/>std::</text:span><text:span text:style-name="a986" text:class-names="">unique_ptr</text:span><text:span text:style-name="a987" text:class-names="">&lt;</text:span><text:span text:style-name="a988" text:class-names="">MyClass</text:span><text:span text:style-name="a989" text:class-names="">&gt; unq_ptr1 = std::make_unique&lt;</text:span><text:span text:style-name="a990" text:class-names="">MyClass</text:span><text:span text:style-name="a991" text:class-names="">&gt;();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4" text:class-names="">12<text:s text:c="1"/></text:span><text:span text:style-name="a995" text:class-names=""><text:s text:c="4"/>MyClass</text:span><text:span text:style-name="a996" text:class-names="">* raw_ptr = unq_ptr1.get();<text:s text:c="1"/></text:span><text:span text:style-name="a997" text:class-names="">//niebezpieczne!</text:span><text:span text:style-name="a998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1" text:class-names="">13<text:s text:c="1"/></text:span><text:span text:style-name="a1002" text:class-names=""><text:s text:c="4"/>std::</text:span><text:span text:style-name="a1003" text:class-names="">unique_ptr</text:span><text:span text:style-name="a1004" text:class-names="">&lt;</text:span><text:span text:style-name="a1005" text:class-names="">MyClass</text:span><text:span text:style-name="a1006" text:class-names="">&gt; unq_ptr2(raw_ptr);<text:s text:c="1"/></text:span><text:span text:style-name="a1007" text:class-names="">//błąd!!!</text:span><text:span text:style-name="a1008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1" text:class-names="">14<text:s text:c="1"/></text:span><text:span text:style-name="a1012" text:class-names="">}<text:s text:c="1"/></text:span><text:span text:style-name="a1013" text:class-names="">//crash – próba dwukrotnego zwolnienia pamięci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6" text:class-names="">15<text:s text:c="1"/></text:span><text:span text:style-name="a1017" text:class-names="">void</text:span><text:span text:style-name="a1018" text:class-names=""><text:s text:c="1"/>fun4() {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1" text:class-names="">16<text:s text:c="1"/></text:span><text:span text:style-name="a1022" text:class-names=""><text:s text:c="4"/>std::</text:span><text:span text:style-name="a1023" text:class-names="">unique_ptr</text:span><text:span text:style-name="a1024" text:class-names="">&lt;</text:span><text:span text:style-name="a1025" text:class-names="">MyClass</text:span><text:span text:style-name="a1026" text:class-names="">&gt; unq_ptr1 = std::make_unique&lt;</text:span><text:span text:style-name="a1027" text:class-names="">MyClass</text:span><text:span text:style-name="a1028" text:class-names="">&gt;();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1" text:class-names="">17<text:s text:c="1"/></text:span><text:span text:style-name="a1032" text:class-names=""><text:s text:c="4"/>MyClass</text:span><text:span text:style-name="a1033" text:class-names="">* raw_ptr = unq_ptr1.release();<text:s text:c="1"/></text:span><text:span text:style-name="a1034" text:class-names="">//bezpieczniej, ale...</text:span><text:span text:style-name="a1035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38" text:class-names="">18<text:s text:c="1"/></text:span><text:span text:style-name="a1039" text:class-names=""><text:s text:c="4"/>delete</text:span><text:span text:style-name="a1040" text:class-names=""><text:s text:c="1"/>raw_ptr;<text:s text:c="1"/></text:span><text:span text:style-name="a1041" text:class-names="">//...trzeba zwolnić pamięć</text:span><text:span text:style-name="a1042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5" text:class-names="">19<text:s text:c="1"/></text:span><text:span text:style-name="a1046" text:class-names="">}<text:s text:c="1"/></text:span><text:span text:style-name="a1047" text:class-names="">//wszystko dobrze</text:span><text:span text:style-name="a1048" text:class-names=""/></text:p>
              </text:list-item>
            </text:list>
          </draw:text-box>
          <svg:title/>
          <svg:desc/>
        </draw:frame>
      </draw:page>
      <draw:page draw:name="Slide6" draw:style-name="a1052" draw:master-page-name="Master1-Layout2-obj-Tytuł-i-zawartość" presentation:presentation-page-layout-name="Master1-PPL2">
        <draw:frame draw:id="id82" presentation:style-name="a1056" draw:name="Tytuł 1" svg:x="0.51131in" svg:y="0in" svg:width="9in" svg:height="1.25in" presentation:class="title" presentation:placeholder="false">
          <draw:text-box>
            <text:p text:style-name="a1055" text:class-names="" text:cond-style-name=""><text:span text:style-name="a1053" text:class-names="">std::unique_ptr</text:span><text:span text:style-name="a1054" text:class-names=""/></text:p>
          </draw:text-box>
          <svg:title/>
          <svg:desc/>
        </draw:frame>
        <draw:frame draw:id="id83" presentation:style-name="a1074" draw:name="Symbol zastępczy zawartości 2" svg:x="0.5in" svg:y="1.23003in" svg:width="9in" svg:height="6.22116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x.get() – zwraca klasyczny wskaźnik na wskazywaną pamięć, zachowuje prawo własności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x.release() – zwraca klasyczny wskaźnik na wskazywaną pamięć, rezygnuje z prawa własności, zeruje wskaźnik x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x.reset() – zwalnia wskazywaną pamięć<text:line-break/>i zeruje wskaźnik x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6" text:class-names="">std::unique_ptr&lt;T[]</text:span><text:span text:style-name="a1067" text:class-names="">&gt;</text:span><text:span text:style-name="a1068" text:class-names=""><text:s text:c="1"/>– tablicowa wersja szablonu; używana do tablic; wywołuje operator delete[] w destruktorze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... – reszta w dokumentacji</text:span></text:p>
              </text:list-item>
            </text:list>
          </draw:text-box>
          <svg:title/>
          <svg:desc/>
        </draw:frame>
      </draw:page>
      <draw:page draw:name="Slide7" draw:style-name="a1075" draw:master-page-name="Master1-Layout2-obj-Tytuł-i-zawartość" presentation:presentation-page-layout-name="Master1-PPL2">
        <draw:frame draw:id="id84" presentation:style-name="a1078" draw:name="Tytuł 1" svg:x="0in" svg:y="0in" svg:width="10in" svg:height="0.83629in" presentation:class="title" presentation:placeholder="false">
          <draw:text-box>
            <text:p text:style-name="a1077" text:class-names="" text:cond-style-name=""><text:span text:style-name="a1076" text:class-names="">Std::unique_ptr</text:span></text:p>
          </draw:text-box>
          <svg:title/>
          <svg:desc/>
        </draw:frame>
        <draw:frame draw:id="id85" presentation:style-name="a1140" draw:name="Symbol zastępczy zawartości 2" svg:x="0.03882in" svg:y="0.91504in" svg:width="9.68612in" svg:height="6.29991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5" text:class-names="">1</text:span><text:span text:style-name="a1086" text:class-names=""><text:s text:c="2"/>void</text:span><text:span text:style-name="a1087" text:class-names=""><text:s text:c="1"/>fun0() {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0" text:class-names="">2</text:span><text:span text:style-name="a1091" text:class-names=""><text:s text:c="6"/>std::</text:span><text:span text:style-name="a1092" text:class-names="">unique_ptr</text:span><text:span text:style-name="a1093" text:class-names="">&lt;</text:span><text:span text:style-name="a1094" text:class-names="">MyClass</text:span><text:span text:style-name="a1095" text:class-names="">&gt; unq_ptr1 = std::make_unique&lt;</text:span><text:span text:style-name="a1096" text:class-names="">MyClass</text:span><text:span text:style-name="a1097" text:class-names="">&gt;();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0" text:class-names="">3</text:span><text:span text:style-name="a1101" text:class-names=""><text:s text:c="6"/>//std::unique_ptr&lt;MyClass&gt; unq_ptr2(unq_ptr1); //błąd!</text:span><text:span text:style-name="a1102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05" text:class-names="">4</text:span><text:span text:style-name="a1106" text:class-names=""><text:s text:c="6"/>std::</text:span><text:span text:style-name="a1107" text:class-names="">unique_ptr</text:span><text:span text:style-name="a1108" text:class-names="">&lt;</text:span><text:span text:style-name="a1109" text:class-names="">MyClass</text:span><text:span text:style-name="a1110" text:class-names="">&gt; unq_ptr2(std::move(unq_ptr1));<text:s text:c="1"/></text:span><text:span text:style-name="a1111" text:class-names="">//dobrze</text:span><text:span text:style-name="a1112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5" text:class-names="">5</text:span><text:span text:style-name="a1116" text:class-names=""><text:s text:c="6"/>std::</text:span><text:span text:style-name="a1117" text:class-names="">unique_ptr</text:span><text:span text:style-name="a1118" text:class-names="">&lt;</text:span><text:span text:style-name="a1119" text:class-names="">MyClass</text:span><text:span text:style-name="a1120" text:class-names="">&gt; unq_ptr4;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3" text:class-names="">6</text:span><text:span text:style-name="a1124" text:class-names=""><text:s text:c="6"/>//unq_ptr4 = unq_ptr2; //błąd;</text:span><text:span text:style-name="a1125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28" text:class-names="">7</text:span><text:span text:style-name="a1129" text:class-names=""><text:s text:c="6"/>unq_ptr4<text:s text:c="1"/></text:span><text:span text:style-name="a1130" text:class-names="">=</text:span><text:span text:style-name="a1131" text:class-names=""><text:s text:c="1"/>move(unq_ptr2);<text:s text:c="1"/></text:span><text:span text:style-name="a1132" text:class-names="">//dobrze</text:span><text:span text:style-name="a1133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8</text:span><text:span text:style-name="a1137" text:class-names=""><text:s text:c="2"/>}</text:span></text:p>
              </text:list-item>
            </text:list>
          </draw:text-box>
          <svg:title/>
          <svg:desc/>
        </draw:frame>
      </draw:page>
      <draw:page draw:name="Slide9" draw:style-name="a1141" draw:master-page-name="Master1-Layout2-obj-Tytuł-i-zawartość" presentation:presentation-page-layout-name="Master1-PPL2">
        <draw:frame draw:id="id86" presentation:style-name="a1144" draw:name="Tytuł 1" svg:x="0.5in" svg:y="0.30035in" svg:width="9in" svg:height="1.25in" presentation:class="title" presentation:placeholder="false">
          <draw:text-box>
            <text:p text:style-name="a1143" text:class-names="" text:cond-style-name=""><text:span text:style-name="a1142" text:class-names="">std::shared_ptr</text:span></text:p>
          </draw:text-box>
          <svg:title/>
          <svg:desc/>
        </draw:frame>
        <draw:frame draw:id="id87" presentation:style-name="a1154" draw:name="Symbol zastępczy zawartości 2" svg:x="0.5in" svg:y="1.75in" svg:width="9in" svg:height="4.94965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wielu właścicieli obiektu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licznik referencji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pamięć zwalniana w momencie zniszczenia ostatniego wskaźnika</text:span></text:p>
              </text:list-item>
            </text:list>
          </draw:text-box>
          <svg:title/>
          <svg:desc/>
        </draw:frame>
      </draw:page>
      <draw:page draw:name="Slide10" draw:style-name="a1155" draw:master-page-name="Master1-Layout2-obj-Tytuł-i-zawartość" presentation:presentation-page-layout-name="Master1-PPL2">
        <draw:frame draw:id="id88" presentation:style-name="a1158" draw:name="Tytuł 1" svg:x="0in" svg:y="0in" svg:width="10in" svg:height="0.83629in" presentation:class="title" presentation:placeholder="false">
          <draw:text-box>
            <text:p text:style-name="a1157" text:class-names="" text:cond-style-name=""><text:span text:style-name="a1156" text:class-names="">std::shared_ptr</text:span></text:p>
          </draw:text-box>
          <svg:title/>
          <svg:desc/>
        </draw:frame>
        <draw:frame draw:id="id89" presentation:style-name="a1320" draw:name="Symbol zastępczy zawartości 2" svg:x="0.03882in" svg:y="0.91504in" svg:width="9.68612in" svg:height="6.58496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59" text:class-names=""><text:s text:c="2"/></text:span><text:span text:style-name="a1160" text:class-names="">using</text:span><text:span text:style-name="a1161" text:class-names=""><text:s text:c="1"/></text:span><text:span text:style-name="a1162" text:class-names="">namespace</text:span><text:span text:style-name="a1163" text:class-names=""><text:s text:c="1"/></text:span><text:span text:style-name="a1164" text:class-names="">std</text:span><text:span text:style-name="a1165" text:class-names="">;</text:span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2" text:class-names="">1<text:s text:c="1"/></text:span><text:span text:style-name="a1173" text:class-names=""><text:s text:c="1"/></text:span><text:span text:style-name="a1174" text:class-names="">void</text:span><text:span text:style-name="a1175" text:class-names=""><text:s text:c="1"/></text:span><text:span text:style-name="a1176" text:class-names="">fun</text:span><text:span text:style-name="a1177" text:class-names="">() {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0" text:class-names="">2</text:span><text:span text:style-name="a1181" text:class-names=""><text:s text:c="6"/></text:span><text:span text:style-name="a1182" text:class-names="">shared_ptr</text:span><text:span text:style-name="a1183" text:class-names="">&lt;</text:span><text:span text:style-name="a1184" text:class-names="">MyClass</text:span><text:span text:style-name="a1185" text:class-names="">&gt; shr_ptr1;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88" text:class-names="">3</text:span><text:span text:style-name="a1189" text:class-names=""><text:s text:c="6"/></text:span><text:span text:style-name="a1190" text:class-names="">cout</text:span><text:span text:style-name="a1191" text:class-names=""><text:s text:c="1"/></text:span><text:span text:style-name="a1192" text:class-names="">&lt;&lt;</text:span><text:span text:style-name="a1193" text:class-names=""><text:s text:c="1"/></text:span><text:span text:style-name="a1194" text:class-names="">"{ (1)\n"</text:span><text:span text:style-name="a1195" text:class-names="">;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4</text:span><text:span text:style-name="a1199" text:class-names=""><text:s text:c="6"/>{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2" text:class-names="">5</text:span><text:span text:style-name="a1203" text:class-names=""><text:s text:c="10"/></text:span><text:span text:style-name="a1204" text:class-names="">shared_ptr</text:span><text:span text:style-name="a1205" text:class-names="">&lt;</text:span><text:span text:style-name="a1206" text:class-names="">MyClass</text:span><text:span text:style-name="a1207" text:class-names="">&gt; shr_ptr2;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0" text:class-names="">6</text:span><text:span text:style-name="a1211" text:class-names=""><text:s text:c="10"/></text:span><text:span text:style-name="a1212" text:class-names="">cout</text:span><text:span text:style-name="a1213" text:class-names=""><text:s text:c="1"/></text:span><text:span text:style-name="a1214" text:class-names="">&lt;&lt;</text:span><text:span text:style-name="a1215" text:class-names=""><text:s text:c="1"/></text:span><text:span text:style-name="a1216" text:class-names="">"{ (2)\n"</text:span><text:span text:style-name="a1217" text:class-names="">;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0" text:class-names="">7</text:span><text:span text:style-name="a1221" text:class-names=""><text:s text:c="10"/>{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24" text:class-names="">8</text:span><text:span text:style-name="a1225" text:class-names=""><text:s text:c="14"/></text:span><text:span text:style-name="a1226" text:class-names="">shared_ptr</text:span><text:span text:style-name="a1227" text:class-names="">&lt;</text:span><text:span text:style-name="a1228" text:class-names="">MyClass</text:span><text:span text:style-name="a1229" text:class-names="">&gt; shr_ptr3 =<text:s text:c="1"/></text:span><text:span text:style-name="a1230" text:class-names="">make_shared</text:span><text:span text:style-name="a1231" text:class-names="">&lt;</text:span><text:span text:style-name="a1232" text:class-names="">MyClass</text:span><text:span text:style-name="a1233" text:class-names="">&gt;();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36" text:class-names="">9</text:span><text:span text:style-name="a1237" text:class-names=""><text:s text:c="14"/></text:span><text:span text:style-name="a1238" text:class-names="">shared_ptr</text:span><text:span text:style-name="a1239" text:class-names="">&lt;</text:span><text:span text:style-name="a1240" text:class-names="">MyClass</text:span><text:span text:style-name="a1241" text:class-names="">&gt; shr_ptr4</text:span><text:span text:style-name="a1242" text:class-names="">(</text:span><text:span text:style-name="a1243" text:class-names="">new</text:span><text:span text:style-name="a1244" text:class-names=""><text:s text:c="1"/></text:span><text:span text:style-name="a1245" text:class-names="">MyClass</text:span><text:span text:style-name="a1246" text:class-names="">);<text:s text:c="1"/></text:span><text:span text:style-name="a1247" text:class-names="">//</text:span><text:span text:style-name="a1248" text:class-names="">make_shared</text:span><text:span text:style-name="a1249" text:class-names=""><text:s text:c="1"/>lepsze</text:span><text:span text:style-name="a1250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53" text:class-names="">10<text:s text:c="1"/></text:span><text:span text:style-name="a1254" text:class-names=""><text:s text:c="12"/></text:span><text:span text:style-name="a1255" text:class-names="">shared_ptr</text:span><text:span text:style-name="a1256" text:class-names="">&lt;</text:span><text:span text:style-name="a1257" text:class-names="">MyClass</text:span><text:span text:style-name="a1258" text:class-names="">&gt; shr_ptr5 =<text:s text:c="1"/></text:span><text:span text:style-name="a1259" text:class-names="">make_shared</text:span><text:span text:style-name="a1260" text:class-names="">&lt;</text:span><text:span text:style-name="a1261" text:class-names="">MyClass</text:span><text:span text:style-name="a1262" text:class-names="">&gt;();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5" text:class-names="">11<text:s text:c="1"/></text:span><text:span text:style-name="a1266" text:class-names=""><text:s text:c="12"/>shr_ptr1<text:s text:c="1"/></text:span><text:span text:style-name="a1267" text:class-names="">=</text:span><text:span text:style-name="a1268" text:class-names=""><text:s text:c="1"/>shr_ptr3;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1" text:class-names="">12<text:s text:c="1"/></text:span><text:span text:style-name="a1272" text:class-names=""><text:s text:c="12"/>shr_ptr2<text:s text:c="1"/></text:span><text:span text:style-name="a1273" text:class-names="">=</text:span><text:span text:style-name="a1274" text:class-names=""><text:s text:c="1"/>shr_ptr4;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77" text:class-names="">13<text:s text:c="1"/></text:span><text:span text:style-name="a1278" text:class-names=""><text:s text:c="12"/></text:span><text:span text:style-name="a1279" text:class-names="">cout</text:span><text:span text:style-name="a1280" text:class-names=""><text:s text:c="1"/></text:span><text:span text:style-name="a1281" text:class-names="">&lt;&lt;</text:span><text:span text:style-name="a1282" text:class-names=""><text:s text:c="1"/></text:span><text:span text:style-name="a1283" text:class-names="">"} (2)\n"</text:span><text:span text:style-name="a1284" text:class-names="">;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14<text:s text:c="1"/></text:span><text:span text:style-name="a1288" text:class-names=""><text:s text:c="8"/>}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1" text:class-names="">15<text:s text:c="1"/></text:span><text:span text:style-name="a1292" text:class-names=""><text:s text:c="8"/></text:span><text:span text:style-name="a1293" text:class-names="">cout</text:span><text:span text:style-name="a1294" text:class-names=""><text:s text:c="1"/></text:span><text:span text:style-name="a1295" text:class-names="">&lt;&lt;</text:span><text:span text:style-name="a1296" text:class-names=""><text:s text:c="1"/></text:span><text:span text:style-name="a1297" text:class-names="">"} (1)\n"</text:span><text:span text:style-name="a1298" text:class-names="">;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1" text:class-names="">16<text:s text:c="1"/></text:span><text:span text:style-name="a1302" text:class-names=""><text:s text:c="4"/>}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05" text:class-names="">17<text:s text:c="1"/></text:span><text:span text:style-name="a1306" text:class-names=""><text:s text:c="4"/></text:span><text:span text:style-name="a1307" text:class-names="">cout</text:span><text:span text:style-name="a1308" text:class-names=""><text:s text:c="1"/></text:span><text:span text:style-name="a1309" text:class-names="">&lt;&lt;</text:span><text:span text:style-name="a1310" text:class-names=""><text:s text:c="1"/></text:span><text:span text:style-name="a1311" text:class-names="">"} (0)\n"</text:span><text:span text:style-name="a1312" text:class-names="">;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5" text:class-names="">18<text:s text:c="1"/></text:span><text:span text:style-name="a1316" text:class-names="">}</text:span><text:span text:style-name="a1317" text:class-names=""/></text:p>
              </text:list-item>
            </text:list>
          </draw:text-box>
          <svg:title/>
          <svg:desc/>
        </draw:frame>
        <draw:custom-shape svg:x="5.07875in" svg:y="0.99379in" svg:width="4.81388in" svg:height="2.37647in" draw:id="id90" draw:style-name="a1343" draw:name="Prostokąt 3">
          <svg:title/>
          <svg:desc/>
          <text:p text:style-name="a1322" text:class-names="" text:cond-style-name=""><text:span text:style-name="a1321" text:class-names="">{ (1)</text:span></text:p>
          <text:p text:style-name="a1324" text:class-names="" text:cond-style-name=""><text:span text:style-name="a1323" text:class-names="">{ (2)</text:span></text:p>
          <text:p text:style-name="a1326" text:class-names="" text:cond-style-name=""><text:span text:style-name="a1325" text:class-names="">Konstruktor</text:span></text:p>
          <text:p text:style-name="a1328" text:class-names="" text:cond-style-name=""><text:span text:style-name="a1327" text:class-names="">Konstruktor</text:span></text:p>
          <text:p text:style-name="a1330" text:class-names="" text:cond-style-name=""><text:span text:style-name="a1329" text:class-names="">Konstruktor</text:span></text:p>
          <text:p text:style-name="a1332" text:class-names="" text:cond-style-name=""><text:span text:style-name="a1331" text:class-names="">} (2)</text:span></text:p>
          <text:p text:style-name="a1334" text:class-names="" text:cond-style-name=""><text:span text:style-name="a1333" text:class-names="">Destruktor</text:span></text:p>
          <text:p text:style-name="a1336" text:class-names="" text:cond-style-name=""><text:span text:style-name="a1335" text:class-names="">} (1)</text:span></text:p>
          <text:p text:style-name="a1338" text:class-names="" text:cond-style-name=""><text:span text:style-name="a1337" text:class-names="">Destruktor</text:span></text:p>
          <text:p text:style-name="a1340" text:class-names="" text:cond-style-name=""><text:span text:style-name="a1339" text:class-names="">} (0)</text:span></text:p>
          <text:p text:style-name="a1342" text:class-names="" text:cond-style-name=""><text:span text:style-name="a1341" text:class-names="">Destruktor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9">
          <draw:page-thumbnail draw:page-number="10" svg:x="1.25in" svg:y="0.75in" svg:width="5in" svg:height="3.75in" presentation:class="page" draw:id="id91" presentation:style-name="a1344" draw:name="Symbol zastępczy obrazu slajdu 1">
            <svg:title/>
            <svg:desc/>
          </draw:page-thumbnail>
          <draw:frame draw:id="id92" presentation:style-name="a1345" draw:name="Symbol zastępczy notatek 2" svg:x="0.75in" svg:y="4.75in" svg:width="6in" svg:height="4.5in" presentation:class="notes" presentation:placeholder="true">
            <draw:text-box/>
            <svg:title/>
            <svg:desc/>
          </draw:frame>
          <draw:frame draw:id="id93" draw:style-name="a1348" draw:name="Symbol zastępczy numeru slajdu 3" svg:x="4.24826in" svg:y="9.49826in" svg:width="3.25in" svg:height="0.5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350" draw:master-page-name="Master1-Layout2-obj-Tytuł-i-zawartość" presentation:presentation-page-layout-name="Master1-PPL2">
        <draw:frame draw:id="id94" presentation:style-name="a1354" draw:name="Tytuł 1" svg:x="0.51131in" svg:y="0in" svg:width="9in" svg:height="1.25in" presentation:class="title" presentation:placeholder="false">
          <draw:text-box>
            <text:p text:style-name="a1353" text:class-names="" text:cond-style-name=""><text:span text:style-name="a1351" text:class-names="">std::shared_ptr</text:span><text:span text:style-name="a1352" text:class-names=""/></text:p>
          </draw:text-box>
          <svg:title/>
          <svg:desc/>
        </draw:frame>
        <draw:frame draw:id="id95" presentation:style-name="a1367" draw:name="Symbol zastępczy zawartości 2" svg:x="0.5in" svg:y="1.23003in" svg:width="9in" svg:height="6.22116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x.get() – zwraca klasyczny wskaźnik na wskazywaną pamięć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x.reset() – zwalnia wskazywaną pamięć<text:line-break/>i zeruje wskaźnik x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x.use_count() – zwraca ilość referencji na wskaźnik x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... – reszta w dokumentacji</text:span></text:p>
              </text:list-item>
            </text:list>
          </draw:text-box>
          <svg:title/>
          <svg:desc/>
        </draw:frame>
      </draw:page>
      <draw:page draw:name="Slide12" draw:style-name="a1368" draw:master-page-name="Master1-Layout2-obj-Tytuł-i-zawartość" presentation:presentation-page-layout-name="Master1-PPL2">
        <draw:frame draw:id="id96" presentation:style-name="a1371" draw:name="Tytuł 1" svg:x="0in" svg:y="0in" svg:width="10in" svg:height="0.83629in" presentation:class="title" presentation:placeholder="false">
          <draw:text-box>
            <text:p text:style-name="a1370" text:class-names="" text:cond-style-name=""><text:span text:style-name="a1369" text:class-names="">std::shared_ptr</text:span></text:p>
          </draw:text-box>
          <svg:title/>
          <svg:desc/>
        </draw:frame>
        <draw:frame draw:id="id97" presentation:style-name="a1420" draw:name="Symbol zastępczy zawartości 2" svg:x="0.27507in" svg:y="0.91504in" svg:width="9.44987in" svg:height="6.58496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78" text:class-names="">1</text:span><text:span text:style-name="a1379" text:class-names=""><text:s text:c="2"/>template</text:span><text:span text:style-name="a1380" text:class-names=""><text:s text:c="1"/>&lt;</text:span><text:span text:style-name="a1381" text:class-names="">typename</text:span><text:span text:style-name="a1382" text:class-names=""><text:s text:c="1"/></text:span><text:span text:style-name="a1383" text:class-names="">T</text:span><text:span text:style-name="a1384" text:class-names="">&gt;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87" text:class-names="">2<text:s text:c="1"/></text:span><text:span text:style-name="a1388" text:class-names=""><text:s text:c="1"/>struct</text:span><text:span text:style-name="a1389" text:class-names=""><text:s text:c="1"/></text:span><text:span text:style-name="a1390" text:class-names="">Node</text:span><text:span text:style-name="a1391" text:class-names=""><text:s text:c="1"/>{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3<text:s text:c="1"/></text:span><text:span text:style-name="a1395" text:class-names=""><text:s text:c="5"/>T</text:span><text:span text:style-name="a1396" text:class-names=""><text:s text:c="1"/>data;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399" text:class-names="">4</text:span><text:span text:style-name="a1400" text:class-names=""><text:s text:c="6"/>std::</text:span><text:span text:style-name="a1401" text:class-names="">shared_ptr</text:span><text:span text:style-name="a1402" text:class-names="">&lt;</text:span><text:span text:style-name="a1403" text:class-names="">T</text:span><text:span text:style-name="a1404" text:class-names="">&gt; left;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07" text:class-names="">5</text:span><text:span text:style-name="a1408" text:class-names=""><text:s text:c="6"/>std::</text:span><text:span text:style-name="a1409" text:class-names="">shared_ptr</text:span><text:span text:style-name="a1410" text:class-names="">&lt;</text:span><text:span text:style-name="a1411" text:class-names="">T</text:span><text:span text:style-name="a1412" text:class-names="">&gt; right;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5" text:class-names="">6</text:span><text:span text:style-name="a1416" text:class-names=""><text:s text:c="2"/>}</text:span><text:span text:style-name="a1417" text:class-names=""/></text:p>
              </text:list-item>
            </text:list>
          </draw:text-box>
          <svg:title/>
          <svg:desc/>
        </draw:frame>
      </draw:page>
      <draw:page draw:name="Slide15" draw:style-name="a1421" draw:master-page-name="Master1-Layout2-obj-Tytuł-i-zawartość" presentation:presentation-page-layout-name="Master1-PPL2">
        <draw:frame draw:id="id98" presentation:style-name="a1424" draw:name="Tytuł 1" svg:x="0in" svg:y="0in" svg:width="10in" svg:height="0.83629in" presentation:class="title" presentation:placeholder="false">
          <draw:text-box>
            <text:p text:style-name="a1423" text:class-names="" text:cond-style-name=""><text:span text:style-name="a1422" text:class-names="">std::shared_ptr</text:span></text:p>
          </draw:text-box>
          <svg:title/>
          <svg:desc/>
        </draw:frame>
        <draw:frame draw:id="id99" presentation:style-name="a1483" draw:name="Symbol zastępczy zawartości 2" svg:x="0.27507in" svg:y="0.91504in" svg:width="9.44987in" svg:height="6.58496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Problem zależności cyklicznych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1" text:class-names="">1<text:s text:c="1"/></text:span><text:span text:style-name="a1432" text:class-names=""><text:s text:c="1"/>template</text:span><text:span text:style-name="a1433" text:class-names=""><text:s text:c="1"/>&lt;</text:span><text:span text:style-name="a1434" text:class-names="">typename</text:span><text:span text:style-name="a1435" text:class-names=""><text:s text:c="1"/></text:span><text:span text:style-name="a1436" text:class-names="">T</text:span><text:span text:style-name="a1437" text:class-names="">&gt;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0" text:class-names="">2</text:span><text:span text:style-name="a1441" text:class-names=""><text:s text:c="2"/>struct</text:span><text:span text:style-name="a1442" text:class-names=""><text:s text:c="1"/></text:span><text:span text:style-name="a1443" text:class-names="">Node</text:span><text:span text:style-name="a1444" text:class-names=""><text:s text:c="1"/>{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7" text:class-names="">3</text:span><text:span text:style-name="a1448" text:class-names=""><text:s text:c="6"/>T</text:span><text:span text:style-name="a1449" text:class-names=""><text:s text:c="1"/>data;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2" text:class-names="">4</text:span><text:span text:style-name="a1453" text:class-names=""><text:s text:c="6"/>std::</text:span><text:span text:style-name="a1454" text:class-names="">shared_ptr</text:span><text:span text:style-name="a1455" text:class-names="">&lt;</text:span><text:span text:style-name="a1456" text:class-names="">T</text:span><text:span text:style-name="a1457" text:class-names="">&gt; up;<text:s text:c="1"/></text:span><text:span text:style-name="a1458" text:class-names="">//błąd! Wyciek pamięci<text:s text:c="1"/></text:span><text:span text:style-name="a1459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2" text:class-names="">5</text:span><text:span text:style-name="a1463" text:class-names=""><text:s text:c="6"/>std::</text:span><text:span text:style-name="a1464" text:class-names="">shared_ptr</text:span><text:span text:style-name="a1465" text:class-names="">&lt;</text:span><text:span text:style-name="a1466" text:class-names="">T</text:span><text:span text:style-name="a1467" text:class-names="">&gt; left;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0" text:class-names="">6</text:span><text:span text:style-name="a1471" text:class-names=""><text:s text:c="6"/>std::</text:span><text:span text:style-name="a1472" text:class-names="">shared_ptr</text:span><text:span text:style-name="a1473" text:class-names="">&lt;</text:span><text:span text:style-name="a1474" text:class-names="">T</text:span><text:span text:style-name="a1475" text:class-names="">&gt; right;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78" text:class-names="">7<text:s text:c="1"/></text:span><text:span text:style-name="a1479" text:class-names=""><text:s text:c="1"/>}</text:span><text:span text:style-name="a1480" text:class-names=""/></text:p>
              </text:list-item>
            </text:list>
          </draw:text-box>
          <svg:title/>
          <svg:desc/>
        </draw:frame>
      </draw:page>
      <draw:page draw:name="Slide17" draw:style-name="a1484" draw:master-page-name="Master1-Layout2-obj-Tytuł-i-zawartość" presentation:presentation-page-layout-name="Master1-PPL2">
        <draw:frame draw:id="id100" presentation:style-name="a1487" draw:name="Tytuł 1" svg:x="0in" svg:y="0in" svg:width="10in" svg:height="0.83629in" presentation:class="title" presentation:placeholder="false">
          <draw:text-box>
            <text:p text:style-name="a1486" text:class-names="" text:cond-style-name=""><text:span text:style-name="a1485" text:class-names="">std::shared_ptr</text:span></text:p>
          </draw:text-box>
          <svg:title/>
          <svg:desc/>
        </draw:frame>
        <draw:frame draw:id="id101" presentation:style-name="a1544" draw:name="Symbol zastępczy zawartości 2" svg:x="0.27507in" svg:y="0.91504in" svg:width="9.44987in" svg:height="6.58496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>Problem zależności cyklicznych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494" text:class-names="">1<text:s text:c="1"/></text:span><text:span text:style-name="a1495" text:class-names=""><text:s text:c="1"/>template</text:span><text:span text:style-name="a1496" text:class-names=""><text:s text:c="1"/>&lt;</text:span><text:span text:style-name="a1497" text:class-names="">typename</text:span><text:span text:style-name="a1498" text:class-names=""><text:s text:c="1"/></text:span><text:span text:style-name="a1499" text:class-names="">T</text:span><text:span text:style-name="a1500" text:class-names="">&gt;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3" text:class-names="">2</text:span><text:span text:style-name="a1504" text:class-names=""><text:s text:c="2"/>struct</text:span><text:span text:style-name="a1505" text:class-names=""><text:s text:c="1"/></text:span><text:span text:style-name="a1506" text:class-names="">Node</text:span><text:span text:style-name="a1507" text:class-names=""><text:s text:c="1"/>{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0" text:class-names="">3</text:span><text:span text:style-name="a1511" text:class-names=""><text:s text:c="6"/>T</text:span><text:span text:style-name="a1512" text:class-names=""><text:s text:c="1"/>data;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15" text:class-names="">4</text:span><text:span text:style-name="a1516" text:class-names=""><text:s text:c="6"/></text:span><text:span text:style-name="a1517" text:class-names="">T</text:span><text:span text:style-name="a1518" text:class-names="">* up;<text:s text:c="1"/></text:span><text:span text:style-name="a1519" text:class-names="">//kiepskie rozwiązanie</text:span><text:span text:style-name="a1520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3" text:class-names="">5</text:span><text:span text:style-name="a1524" text:class-names=""><text:s text:c="6"/>std::</text:span><text:span text:style-name="a1525" text:class-names="">shared_ptr</text:span><text:span text:style-name="a1526" text:class-names="">&lt;</text:span><text:span text:style-name="a1527" text:class-names="">T</text:span><text:span text:style-name="a1528" text:class-names="">&gt; left;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1" text:class-names="">6</text:span><text:span text:style-name="a1532" text:class-names=""><text:s text:c="6"/>std::</text:span><text:span text:style-name="a1533" text:class-names="">shared_ptr</text:span><text:span text:style-name="a1534" text:class-names="">&lt;</text:span><text:span text:style-name="a1535" text:class-names="">T</text:span><text:span text:style-name="a1536" text:class-names="">&gt; right;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39" text:class-names="">7<text:s text:c="1"/></text:span><text:span text:style-name="a1540" text:class-names=""><text:s text:c="1"/>}</text:span><text:span text:style-name="a1541" text:class-names=""/></text:p>
              </text:list-item>
            </text:list>
          </draw:text-box>
          <svg:title/>
          <svg:desc/>
        </draw:frame>
      </draw:page>
      <draw:page draw:name="Slide16" draw:style-name="a1545" draw:master-page-name="Master1-Layout2-obj-Tytuł-i-zawartość" presentation:presentation-page-layout-name="Master1-PPL2">
        <draw:frame draw:id="id102" presentation:style-name="a1548" draw:name="Tytuł 1" svg:x="0in" svg:y="0in" svg:width="10in" svg:height="0.83629in" presentation:class="title" presentation:placeholder="false">
          <draw:text-box>
            <text:p text:style-name="a1547" text:class-names="" text:cond-style-name=""><text:span text:style-name="a1546" text:class-names="">std::weak_ptr</text:span></text:p>
          </draw:text-box>
          <svg:title/>
          <svg:desc/>
        </draw:frame>
        <draw:frame draw:id="id103" presentation:style-name="a1607" draw:name="Symbol zastępczy zawartości 2" svg:x="0.27507in" svg:y="0.91504in" svg:width="9.44987in" svg:height="6.58496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Problem zależności cyklicznych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63">
              <text:list-item>
                <text:p text:style-name="a1562" text:class-names="" text:cond-style-name=""><text:span text:style-name="a1555" text:class-names="">1<text:s text:c="1"/></text:span><text:span text:style-name="a1556" text:class-names=""><text:s text:c="1"/>template</text:span><text:span text:style-name="a1557" text:class-names=""><text:s text:c="1"/>&lt;</text:span><text:span text:style-name="a1558" text:class-names="">typename</text:span><text:span text:style-name="a1559" text:class-names=""><text:s text:c="1"/></text:span><text:span text:style-name="a1560" text:class-names="">T</text:span><text:span text:style-name="a1561" text:class-names="">&gt;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4" text:class-names="">2</text:span><text:span text:style-name="a1565" text:class-names=""><text:s text:c="2"/>struct</text:span><text:span text:style-name="a1566" text:class-names=""><text:s text:c="1"/></text:span><text:span text:style-name="a1567" text:class-names="">Node</text:span><text:span text:style-name="a1568" text:class-names=""><text:s text:c="1"/>{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1" text:class-names="">3</text:span><text:span text:style-name="a1572" text:class-names=""><text:s text:c="6"/>T</text:span><text:span text:style-name="a1573" text:class-names=""><text:s text:c="1"/>data;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76" text:class-names="">4</text:span><text:span text:style-name="a1577" text:class-names=""><text:s text:c="6"/>std::</text:span><text:span text:style-name="a1578" text:class-names="">weak_ptr</text:span><text:span text:style-name="a1579" text:class-names="">&lt;</text:span><text:span text:style-name="a1580" text:class-names="">T</text:span><text:span text:style-name="a1581" text:class-names="">&gt; up;<text:s text:c="1"/></text:span><text:span text:style-name="a1582" text:class-names="">//lepsze rozwiązanie</text:span><text:span text:style-name="a1583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86" text:class-names="">5</text:span><text:span text:style-name="a1587" text:class-names=""><text:s text:c="6"/>std::</text:span><text:span text:style-name="a1588" text:class-names="">shared_ptr</text:span><text:span text:style-name="a1589" text:class-names="">&lt;</text:span><text:span text:style-name="a1590" text:class-names="">T</text:span><text:span text:style-name="a1591" text:class-names="">&gt; left;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4" text:class-names="">6</text:span><text:span text:style-name="a1595" text:class-names=""><text:s text:c="6"/>std::</text:span><text:span text:style-name="a1596" text:class-names="">shared_ptr</text:span><text:span text:style-name="a1597" text:class-names="">&lt;</text:span><text:span text:style-name="a1598" text:class-names="">T</text:span><text:span text:style-name="a1599" text:class-names="">&gt; right;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2" text:class-names="">7<text:s text:c="1"/></text:span><text:span text:style-name="a1603" text:class-names=""><text:s text:c="1"/>}</text:span><text:span text:style-name="a1604" text:class-names=""/></text:p>
              </text:list-item>
            </text:list>
          </draw:text-box>
          <svg:title/>
          <svg:desc/>
        </draw:frame>
      </draw:page>
      <draw:page draw:name="Slide18" draw:style-name="a1608" draw:master-page-name="Master1-Layout2-obj-Tytuł-i-zawartość" presentation:presentation-page-layout-name="Master1-PPL2">
        <draw:frame draw:id="id104" presentation:style-name="a1611" draw:name="Tytuł 1" svg:x="0.5in" svg:y="0.30035in" svg:width="9in" svg:height="1.25in" presentation:class="title" presentation:placeholder="false">
          <draw:text-box>
            <text:p text:style-name="a1610" text:class-names="" text:cond-style-name=""><text:span text:style-name="a1609" text:class-names="">std::weak_ptr</text:span></text:p>
          </draw:text-box>
          <svg:title/>
          <svg:desc/>
        </draw:frame>
        <draw:frame draw:id="id105" presentation:style-name="a1624" draw:name="Symbol zastępczy zawartości 2" svg:x="0.5in" svg:y="1.75in" svg:width="9in" svg:height="4.94965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ściśle związany z shared_ptr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wskaźnik słaby – nie wpływa na czas życia obiektu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nie umożliwia bezpośredniego dostępu<text:line-break/>do powiązanego obiektu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umożliwia utworzenie wskaźnika shared_ptr do powiązanego obiektu</text:span></text:p>
              </text:list-item>
            </text:list>
          </draw:text-box>
          <svg:title/>
          <svg:desc/>
        </draw:frame>
      </draw:page>
      <draw:page draw:name="Slide19" draw:style-name="a1625" draw:master-page-name="Master1-Layout2-obj-Tytuł-i-zawartość" presentation:presentation-page-layout-name="Master1-PPL2">
        <draw:frame draw:id="id106" presentation:style-name="a1629" draw:name="Tytuł 1" svg:x="0.51131in" svg:y="0in" svg:width="9in" svg:height="1.25in" presentation:class="title" presentation:placeholder="false">
          <draw:text-box>
            <text:p text:style-name="a1628" text:class-names="" text:cond-style-name=""><text:span text:style-name="a1626" text:class-names="">std::weak_ptr</text:span><text:span text:style-name="a1627" text:class-names=""/></text:p>
          </draw:text-box>
          <svg:title/>
          <svg:desc/>
        </draw:frame>
        <draw:frame draw:id="id107" presentation:style-name="a1645" draw:name="Symbol zastępczy zawartości 2" svg:x="0.5in" svg:y="1.23003in" svg:width="9in" svg:height="6.22116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>x.expired() – zwraca true jeżeli weak_ptr nie jest powiązany z istniejącym obiektem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x.lock() – tworzy shared_ptr wskazujący na obiekt powiązany z x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x.reset() – czyści powiązanie wskaźnika x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x.use_count() – zwraca ilość referencji na obiekt powiązany z x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... – reszta w dokumentacji</text:span></text:p>
              </text:list-item>
            </text:list>
          </draw:text-box>
          <svg:title/>
          <svg:desc/>
        </draw:frame>
      </draw:page>
      <draw:page draw:name="Slide20" draw:style-name="a1646" draw:master-page-name="Master1-Layout2-obj-Tytuł-i-zawartość" presentation:presentation-page-layout-name="Master1-PPL2">
        <draw:frame draw:id="id108" presentation:style-name="a1649" draw:name="Tytuł 1" svg:x="0in" svg:y="0in" svg:width="10in" svg:height="0.83629in" presentation:class="title" presentation:placeholder="false">
          <draw:text-box>
            <text:p text:style-name="a1648" text:class-names="" text:cond-style-name=""><text:span text:style-name="a1647" text:class-names="">std::weak_ptr</text:span></text:p>
          </draw:text-box>
          <svg:title/>
          <svg:desc/>
        </draw:frame>
        <draw:frame draw:id="id109" presentation:style-name="a1878" draw:name="Symbol zastępczy zawartości 2" svg:x="0in" svg:y="0.91504in" svg:width="9.72493in" svg:height="6.58496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0" text:class-names="">1<text:s text:c="1"/></text:span><text:span text:style-name="a1651" text:class-names=""><text:s text:c="1"/>void</text:span><text:span text:style-name="a1652" text:class-names=""><text:s text:c="1"/>fun() {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55" text:class-names="">2</text:span><text:span text:style-name="a1656" text:class-names=""><text:s text:c="6"/>std::</text:span><text:span text:style-name="a1657" text:class-names="">weak_ptr</text:span><text:span text:style-name="a1658" text:class-names="">&lt;</text:span><text:span text:style-name="a1659" text:class-names="">MyClass</text:span><text:span text:style-name="a1660" text:class-names="">&gt; wek_ptr1;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3" text:class-names="">3</text:span><text:span text:style-name="a1664" text:class-names=""><text:s text:c="6"/>std::</text:span><text:span text:style-name="a1665" text:class-names="">weak_ptr</text:span><text:span text:style-name="a1666" text:class-names="">&lt;</text:span><text:span text:style-name="a1667" text:class-names="">MyClass</text:span><text:span text:style-name="a1668" text:class-names="">&gt; wek_ptr2;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4</text:span><text:span text:style-name="a1672" text:class-names=""><text:s text:c="6"/>{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75" text:class-names="">5</text:span><text:span text:style-name="a1676" text:class-names=""><text:s text:c="10"/></text:span><text:span text:style-name="a1677" text:class-names="">std::</text:span><text:span text:style-name="a1678" text:class-names="">shared_ptr</text:span><text:span text:style-name="a1679" text:class-names="">&lt;</text:span><text:span text:style-name="a1680" text:class-names="">MyClass</text:span><text:span text:style-name="a1681" text:class-names="">&gt; shr_ptr1 = make_shared&lt;</text:span><text:span text:style-name="a1682" text:class-names="">MyClass</text:span><text:span text:style-name="a1683" text:class-names="">&gt;();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6" text:class-names="">6</text:span><text:span text:style-name="a1687" text:class-names=""><text:s text:c="10"/>{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0" text:class-names="">7</text:span><text:span text:style-name="a1691" text:class-names=""><text:s text:c="14"/></text:span><text:span text:style-name="a1692" text:class-names="">std::</text:span><text:span text:style-name="a1693" text:class-names="">shared_ptr</text:span><text:span text:style-name="a1694" text:class-names="">&lt;</text:span><text:span text:style-name="a1695" text:class-names="">MyClass</text:span><text:span text:style-name="a1696" text:class-names="">&gt; shr_ptr2 = std::make_shared&lt;</text:span><text:span text:style-name="a1697" text:class-names="">MyClass</text:span><text:span text:style-name="a1698" text:class-names="">&gt;();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1" text:class-names="">8</text:span><text:span text:style-name="a1702" text:class-names=""><text:s text:c="14"/>wek_ptr1<text:s text:c="1"/></text:span><text:span text:style-name="a1703" text:class-names="">=</text:span><text:span text:style-name="a1704" text:class-names=""><text:s text:c="1"/>shr_ptr1;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07" text:class-names="">9</text:span><text:span text:style-name="a1708" text:class-names=""><text:s text:c="14"/>wek_ptr2<text:s text:c="1"/></text:span><text:span text:style-name="a1709" text:class-names="">=</text:span><text:span text:style-name="a1710" text:class-names=""><text:s text:c="1"/>shr_ptr2;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3" text:class-names="">10<text:s text:c="1"/></text:span><text:span text:style-name="a1714" text:class-names=""><text:s text:c="8"/>}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17" text:class-names="">11</text:span><text:span text:style-name="a1718" text:class-names=""><text:s text:c="9"/></text:span><text:span text:style-name="a1719" text:class-names="">std::cout<text:s text:c="1"/></text:span><text:span text:style-name="a1720" text:class-names="">&lt;&lt;</text:span><text:span text:style-name="a1721" text:class-names=""><text:s text:c="1"/></text:span><text:span text:style-name="a1722" text:class-names="">"Expired 1: "</text:span><text:span text:style-name="a1723" text:class-names=""><text:s text:c="1"/></text:span><text:span text:style-name="a1724" text:class-names="">&lt;&lt;</text:span><text:span text:style-name="a1725" text:class-names=""><text:s text:c="1"/>wek_ptr1.expired()<text:s text:c="1"/></text:span><text:span text:style-name="a1726" text:class-names="">&lt;&lt;</text:span><text:span text:style-name="a1727" text:class-names=""><text:s text:c="1"/></text:span><text:span text:style-name="a1728" text:class-names="">'\n'</text:span><text:span text:style-name="a1729" text:class-names="">;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32" text:class-names="">12</text:span><text:span text:style-name="a1733" text:class-names=""><text:s text:c="9"/></text:span><text:span text:style-name="a1734" text:class-names="">std::cout<text:s text:c="1"/></text:span><text:span text:style-name="a1735" text:class-names="">&lt;&lt;</text:span><text:span text:style-name="a1736" text:class-names=""><text:s text:c="1"/></text:span><text:span text:style-name="a1737" text:class-names="">"Expired 2: "</text:span><text:span text:style-name="a1738" text:class-names=""><text:s text:c="1"/></text:span><text:span text:style-name="a1739" text:class-names="">&lt;&lt;</text:span><text:span text:style-name="a1740" text:class-names=""><text:s text:c="1"/>wek_ptr2.expired()<text:s text:c="1"/></text:span><text:span text:style-name="a1741" text:class-names="">&lt;&lt;</text:span><text:span text:style-name="a1742" text:class-names=""><text:s text:c="1"/></text:span><text:span text:style-name="a1743" text:class-names="">'\n'</text:span><text:span text:style-name="a1744" text:class-names="">;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47" text:class-names="">13</text:span><text:span text:style-name="a1748" text:class-names=""><text:s text:c="9"/>std::</text:span><text:span text:style-name="a1749" text:class-names="">shared_ptr</text:span><text:span text:style-name="a1750" text:class-names="">&lt;</text:span><text:span text:style-name="a1751" text:class-names="">MyClass</text:span><text:span text:style-name="a1752" text:class-names="">&gt; shr_ptr12(wek_ptr1.lock());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55" text:class-names="">14</text:span><text:span text:style-name="a1756" text:class-names=""><text:s text:c="9"/>std::</text:span><text:span text:style-name="a1757" text:class-names="">shared_ptr</text:span><text:span text:style-name="a1758" text:class-names="">&lt;</text:span><text:span text:style-name="a1759" text:class-names="">MyClass</text:span><text:span text:style-name="a1760" text:class-names="">&gt; shr_ptr22(wek_ptr2.lock());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63" text:class-names="">15</text:span><text:span text:style-name="a1764" text:class-names=""><text:s text:c="9"/></text:span><text:span text:style-name="a1765" text:class-names="">std::cout<text:s text:c="1"/></text:span><text:span text:style-name="a1766" text:class-names="">&lt;&lt;</text:span><text:span text:style-name="a1767" text:class-names=""><text:s text:c="1"/></text:span><text:span text:style-name="a1768" text:class-names="">"Address 1: "</text:span><text:span text:style-name="a1769" text:class-names=""><text:s text:c="1"/></text:span><text:span text:style-name="a1770" text:class-names="">&lt;&lt;</text:span><text:span text:style-name="a1771" text:class-names=""><text:s text:c="1"/>shr_ptr12<text:s text:c="1"/></text:span><text:span text:style-name="a1772" text:class-names="">&lt;&lt;</text:span><text:span text:style-name="a1773" text:class-names=""><text:s text:c="1"/></text:span><text:span text:style-name="a1774" text:class-names="">'\n'</text:span><text:span text:style-name="a1775" text:class-names="">;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78" text:class-names="">16</text:span><text:span text:style-name="a1779" text:class-names=""><text:s text:c="9"/></text:span><text:span text:style-name="a1780" text:class-names="">std::cout<text:s text:c="1"/></text:span><text:span text:style-name="a1781" text:class-names="">&lt;&lt;</text:span><text:span text:style-name="a1782" text:class-names=""><text:s text:c="1"/></text:span><text:span text:style-name="a1783" text:class-names="">"Address 2: "</text:span><text:span text:style-name="a1784" text:class-names=""><text:s text:c="1"/></text:span><text:span text:style-name="a1785" text:class-names="">&lt;&lt;</text:span><text:span text:style-name="a1786" text:class-names=""><text:s text:c="1"/>shr_ptr22<text:s text:c="1"/></text:span><text:span text:style-name="a1787" text:class-names="">&lt;&lt;</text:span><text:span text:style-name="a1788" text:class-names=""><text:s text:c="1"/></text:span><text:span text:style-name="a1789" text:class-names="">'\n'</text:span><text:span text:style-name="a1790" text:class-names="">;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3" text:class-names="">17<text:s text:c="1"/></text:span><text:span text:style-name="a1794" text:class-names=""><text:s text:c="4"/>}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797" text:class-names="">18</text:span><text:span text:style-name="a1798" text:class-names=""><text:s text:c="5"/></text:span><text:span text:style-name="a1799" text:class-names="">std::cout<text:s text:c="1"/></text:span><text:span text:style-name="a1800" text:class-names="">&lt;&lt;</text:span><text:span text:style-name="a1801" text:class-names=""><text:s text:c="1"/></text:span><text:span text:style-name="a1802" text:class-names="">"Expired 1: "</text:span><text:span text:style-name="a1803" text:class-names=""><text:s text:c="1"/></text:span><text:span text:style-name="a1804" text:class-names="">&lt;&lt;</text:span><text:span text:style-name="a1805" text:class-names=""><text:s text:c="1"/>wek_ptr1.expired()<text:s text:c="1"/></text:span><text:span text:style-name="a1806" text:class-names="">&lt;&lt;</text:span><text:span text:style-name="a1807" text:class-names=""><text:s text:c="1"/></text:span><text:span text:style-name="a1808" text:class-names="">'\n'</text:span><text:span text:style-name="a1809" text:class-names="">;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12" text:class-names="">19</text:span><text:span text:style-name="a1813" text:class-names=""><text:s text:c="5"/></text:span><text:span text:style-name="a1814" text:class-names="">std::cout<text:s text:c="1"/></text:span><text:span text:style-name="a1815" text:class-names="">&lt;&lt;</text:span><text:span text:style-name="a1816" text:class-names=""><text:s text:c="1"/></text:span><text:span text:style-name="a1817" text:class-names="">"Expired 2: "</text:span><text:span text:style-name="a1818" text:class-names=""><text:s text:c="1"/></text:span><text:span text:style-name="a1819" text:class-names="">&lt;&lt;</text:span><text:span text:style-name="a1820" text:class-names=""><text:s text:c="1"/>wek_ptr2.expired()<text:s text:c="1"/></text:span><text:span text:style-name="a1821" text:class-names="">&lt;&lt;</text:span><text:span text:style-name="a1822" text:class-names=""><text:s text:c="1"/></text:span><text:span text:style-name="a1823" text:class-names="">'\n'</text:span><text:span text:style-name="a1824" text:class-names="">;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27" text:class-names="">20</text:span><text:span text:style-name="a1828" text:class-names=""><text:s text:c="5"/>std::</text:span><text:span text:style-name="a1829" text:class-names="">shared_ptr</text:span><text:span text:style-name="a1830" text:class-names="">&lt;</text:span><text:span text:style-name="a1831" text:class-names="">MyClass</text:span><text:span text:style-name="a1832" text:class-names="">&gt; shr_ptr13(wek_ptr1.lock());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35" text:class-names="">21</text:span><text:span text:style-name="a1836" text:class-names=""><text:s text:c="5"/>std::</text:span><text:span text:style-name="a1837" text:class-names="">shared_ptr</text:span><text:span text:style-name="a1838" text:class-names="">&lt;</text:span><text:span text:style-name="a1839" text:class-names="">MyClass</text:span><text:span text:style-name="a1840" text:class-names="">&gt; shr_ptr23(wek_ptr2.lock());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43" text:class-names="">22</text:span><text:span text:style-name="a1844" text:class-names=""><text:s text:c="5"/></text:span><text:span text:style-name="a1845" text:class-names="">std::cout<text:s text:c="1"/></text:span><text:span text:style-name="a1846" text:class-names="">&lt;&lt;</text:span><text:span text:style-name="a1847" text:class-names=""><text:s text:c="1"/></text:span><text:span text:style-name="a1848" text:class-names="">"Address 1: "</text:span><text:span text:style-name="a1849" text:class-names=""><text:s text:c="1"/></text:span><text:span text:style-name="a1850" text:class-names="">&lt;&lt;</text:span><text:span text:style-name="a1851" text:class-names=""><text:s text:c="1"/>shr_ptr13<text:s text:c="1"/></text:span><text:span text:style-name="a1852" text:class-names="">&lt;&lt;</text:span><text:span text:style-name="a1853" text:class-names=""><text:s text:c="1"/></text:span><text:span text:style-name="a1854" text:class-names="">'\n'</text:span><text:span text:style-name="a1855" text:class-names="">;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58" text:class-names="">23</text:span><text:span text:style-name="a1859" text:class-names=""><text:s text:c="5"/></text:span><text:span text:style-name="a1860" text:class-names="">std::cout<text:s text:c="1"/></text:span><text:span text:style-name="a1861" text:class-names="">&lt;&lt;</text:span><text:span text:style-name="a1862" text:class-names=""><text:s text:c="1"/></text:span><text:span text:style-name="a1863" text:class-names="">"Address 2: "</text:span><text:span text:style-name="a1864" text:class-names=""><text:s text:c="1"/></text:span><text:span text:style-name="a1865" text:class-names="">&lt;&lt;</text:span><text:span text:style-name="a1866" text:class-names=""><text:s text:c="1"/>shr_ptr23<text:s text:c="1"/></text:span><text:span text:style-name="a1867" text:class-names="">&lt;&lt;</text:span><text:span text:style-name="a1868" text:class-names=""><text:s text:c="1"/></text:span><text:span text:style-name="a1869" text:class-names="">'\n'</text:span><text:span text:style-name="a1870" text:class-names="">;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3" text:class-names="">24<text:s text:c="1"/></text:span><text:span text:style-name="a1874" text:class-names="">}</text:span><text:span text:style-name="a1875" text:class-names=""/></text:p>
              </text:list-item>
            </text:list>
          </draw:text-box>
          <svg:title/>
          <svg:desc/>
        </draw:frame>
        <draw:custom-shape svg:x="6.57498in" svg:y="4.69499in" svg:width="3.30745in" svg:height="2.62672in" draw:id="id110" draw:style-name="a1913" draw:name="Prostokąt 3">
          <svg:title/>
          <svg:desc/>
          <text:p text:style-name="a1880" text:class-names="" text:cond-style-name=""><text:span text:style-name="a1879" text:class-names="">Konstruktor</text:span></text:p>
          <text:p text:style-name="a1882" text:class-names="" text:cond-style-name=""><text:span text:style-name="a1881" text:class-names="">Konstruktor</text:span></text:p>
          <text:p text:style-name="a1884" text:class-names="" text:cond-style-name=""><text:span text:style-name="a1883" text:class-names="">Destruktor</text:span></text:p>
          <text:p text:style-name="a1887" text:class-names="" text:cond-style-name=""><text:span text:style-name="a1885" text:class-names="">Expired</text:span><text:span text:style-name="a1886" text:class-names=""><text:s text:c="1"/>1: 0</text:span></text:p>
          <text:p text:style-name="a1890" text:class-names="" text:cond-style-name=""><text:span text:style-name="a1888" text:class-names="">Expired</text:span><text:span text:style-name="a1889" text:class-names=""><text:s text:c="1"/>2: 1</text:span></text:p>
          <text:p text:style-name="a1893" text:class-names="" text:cond-style-name=""><text:span text:style-name="a1891" text:class-names="">Address</text:span><text:span text:style-name="a1892" text:class-names=""><text:s text:c="1"/>1: 00627014</text:span></text:p>
          <text:p text:style-name="a1896" text:class-names="" text:cond-style-name=""><text:span text:style-name="a1894" text:class-names="">Address</text:span><text:span text:style-name="a1895" text:class-names=""><text:s text:c="1"/>2: 00000000</text:span></text:p>
          <text:p text:style-name="a1898" text:class-names="" text:cond-style-name=""><text:span text:style-name="a1897" text:class-names="">Destruktor</text:span></text:p>
          <text:p text:style-name="a1901" text:class-names="" text:cond-style-name=""><text:span text:style-name="a1899" text:class-names="">Expired</text:span><text:span text:style-name="a1900" text:class-names=""><text:s text:c="1"/>1: 1</text:span></text:p>
          <text:p text:style-name="a1906" text:class-names="" text:cond-style-name=""><text:span text:style-name="a1902" text:class-names="">Expired</text:span><text:span text:style-name="a1903" text:class-names=""><text:s text:c="1"/>2:<text:s text:c="1"/></text:span><text:span text:style-name="a1904" text:class-names="">1</text:span><text:span text:style-name="a1905" text:class-names=""/></text:p>
          <text:p text:style-name="a1909" text:class-names="" text:cond-style-name=""><text:span text:style-name="a1907" text:class-names="">Address</text:span><text:span text:style-name="a1908" text:class-names=""><text:s text:c="1"/>1: 00000000</text:span></text:p>
          <text:p text:style-name="a1912" text:class-names="" text:cond-style-name=""><text:span text:style-name="a1910" text:class-names="">Address</text:span><text:span text:style-name="a1911" text:class-names=""><text:s text:c="1"/>2: 00000000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19">
          <draw:page-thumbnail draw:page-number="18" svg:x="1.25in" svg:y="0.75in" svg:width="5in" svg:height="3.75in" presentation:class="page" draw:id="id111" presentation:style-name="a1914" draw:name="Symbol zastępczy obrazu slajdu 1">
            <svg:title/>
            <svg:desc/>
          </draw:page-thumbnail>
          <draw:frame draw:id="id112" presentation:style-name="a1915" draw:name="Symbol zastępczy notatek 2" svg:x="0.75in" svg:y="4.75in" svg:width="6in" svg:height="4.5in" presentation:class="notes" presentation:placeholder="true">
            <draw:text-box/>
            <svg:title/>
            <svg:desc/>
          </draw:frame>
          <draw:frame draw:id="id113" draw:style-name="a1918" draw:name="Symbol zastępczy numeru slajdu 3" svg:x="4.24826in" svg:y="9.49826in" svg:width="3.25in" svg:height="0.5in">
            <draw:text-box>
              <text:p text:style-name="a1917" text:class-names="" text:cond-style-name=""><text:span text:style-name="a191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5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9-04-30</text:date></text:span></text:p>
        </draw:text-box>
        <svg:title/>
        <svg:desc/>
      </draw:frame>
      <draw:frame draw:id="id3" presentation:style-name="a26" draw:name="Symbol zastępczy stopki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75in" svg:width="6in" svg:height="4.5in" presentation:class="notes" presentation:placeholder="false">
          <draw:text-box>
            <text:p text:style-name="a39" text:class-names="" text:cond-style-name=""><text:span text:style-name="a38" text:class-names="">Kliknij, aby edytować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0.75in" svg:y="2.32986in" svg:width="8.5in" svg:height="1.60764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5in" svg:y="4.25in" svg:width="7in" svg:height="1.91667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9-04-30</text:date></text:span></text:p>
        </draw:text-box>
        <svg:title/>
        <svg:desc/>
      </draw:frame>
      <draw:frame draw:id="id14" presentation:style-name="a73" draw:name="Symbol zastępczy stopki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Kliknij, aby edytować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5in" svg:y="0.30035in" svg:width="9in" svg:height="1.2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5in" svg:y="1.75in" svg:width="9in" svg:height="4.94965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5in" svg:y="6.95139in" svg:width="2.3333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019-04-30</text:date></text:span></text:p>
        </draw:text-box>
        <svg:title/>
        <svg:desc/>
      </draw:frame>
      <draw:frame draw:id="id19" presentation:style-name="a133" draw:name="Symbol zastępczy stopki 4" svg:x="3.41667in" svg:y="6.95139in" svg:width="3.16667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7.16667in" svg:y="6.95139in" svg:width="2.3333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75in" svg:width="6in" svg:height="4.5in" presentation:class="notes" presentation:placeholder="false">
          <draw:text-box>
            <text:p text:style-name="a146" text:class-names="" text:cond-style-name=""><text:span text:style-name="a145" text:class-names="">Kliknij, aby edytować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78993in" svg:y="4.81944in" svg:width="8.5in" svg:height="1.48958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78993in" svg:y="3.17882in" svg:width="8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5in" svg:y="6.95139in" svg:width="2.3333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019-04-30</text:date></text:span></text:p>
        </draw:text-box>
        <svg:title/>
        <svg:desc/>
      </draw:frame>
      <draw:frame draw:id="id24" presentation:style-name="a181" draw:name="Symbol zastępczy stopki 4" svg:x="3.41667in" svg:y="6.95139in" svg:width="3.16667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7.16667in" svg:y="6.95139in" svg:width="2.3333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Kliknij, aby edytować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5in" svg:y="0.30035in" svg:width="9in" svg:height="1.2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5in" svg:y="1.75in" svg:width="4.41667in" svg:height="4.94965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5.08333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4" svg:x="0.5in" svg:y="6.95139in" svg:width="2.3333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019-04-30</text:date></text:span></text:p>
        </draw:text-box>
        <svg:title/>
        <svg:desc/>
      </draw:frame>
      <draw:frame draw:id="id30" presentation:style-name="a257" draw:name="Symbol zastępczy stopki 5" svg:x="3.41667in" svg:y="6.95139in" svg:width="3.16667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6" svg:x="7.16667in" svg:y="6.95139in" svg:width="2.3333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75in" svg:width="6in" svg:height="4.5in" presentation:class="notes" presentation:placeholder="false">
          <draw:text-box>
            <text:p text:style-name="a270" text:class-names="" text:cond-style-name=""><text:span text:style-name="a269" text:class-names="">Kliknij, aby edytować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5in" svg:y="0.30035in" svg:width="9in" svg:height="1.2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5in" svg:y="1.67882in" svg:width="4.4184in" svg:height="0.69965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5in" svg:y="2.37847in" svg:width="4.4184in" svg:height="4.3211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6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019-04-30</text:date></text:span></text:p>
        </draw:text-box>
        <svg:title/>
        <svg:desc/>
      </draw:frame>
      <draw:frame draw:id="id38" presentation:style-name="a341" draw:name="Symbol zastępczy stopki 7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8" svg:x="7.16667in" svg:y="6.95139in" svg:width="2.3333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75in" svg:width="6in" svg:height="4.5in" presentation:class="notes" presentation:placeholder="false">
          <draw:text-box>
            <text:p text:style-name="a354" text:class-names="" text:cond-style-name=""><text:span text:style-name="a353" text:class-names="">Kliknij, aby edytować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5in" svg:y="0.30035in" svg:width="9in" svg:height="1.2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2" svg:x="0.5in" svg:y="6.95139in" svg:width="2.3333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019-04-30</text:date></text:span></text:p>
        </draw:text-box>
        <svg:title/>
        <svg:desc/>
      </draw:frame>
      <draw:frame draw:id="id42" presentation:style-name="a385" draw:name="Symbol zastępczy stopki 3" svg:x="3.41667in" svg:y="6.95139in" svg:width="3.16667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4" svg:x="7.16667in" svg:y="6.95139in" svg:width="2.3333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75in" svg:width="6in" svg:height="4.5in" presentation:class="notes" presentation:placeholder="false">
          <draw:text-box>
            <text:p text:style-name="a398" text:class-names="" text:cond-style-name=""><text:span text:style-name="a397" text:class-names="">Kliknij, aby edytować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1" svg:x="0.5in" svg:y="6.95139in" svg:width="2.3333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019-04-30</text:date></text:span></text:p>
        </draw:text-box>
        <svg:title/>
        <svg:desc/>
      </draw:frame>
      <draw:frame draw:id="id45" presentation:style-name="a426" draw:name="Symbol zastępczy stopki 2" svg:x="3.41667in" svg:y="6.95139in" svg:width="3.16667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3" svg:x="7.16667in" svg:y="6.95139in" svg:width="2.3333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75in" svg:width="6in" svg:height="4.5in" presentation:class="notes" presentation:placeholder="false">
          <draw:text-box>
            <text:p text:style-name="a439" text:class-names="" text:cond-style-name=""><text:span text:style-name="a438" text:class-names="">Kliknij, aby edytować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5in" svg:y="0.29861in" svg:width="3.28993in" svg:height="1.27083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3.90972in" svg:y="0.29861in" svg:width="5.59028in" svg:height="6.4010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5in" svg:y="1.56944in" svg:width="3.28993in" svg:height="5.1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4" svg:x="0.5in" svg:y="6.95139in" svg:width="2.3333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019-04-30</text:date></text:span></text:p>
        </draw:text-box>
        <svg:title/>
        <svg:desc/>
      </draw:frame>
      <draw:frame draw:id="id51" presentation:style-name="a490" draw:name="Symbol zastępczy stopki 5" svg:x="3.41667in" svg:y="6.95139in" svg:width="3.16667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6" svg:x="7.16667in" svg:y="6.95139in" svg:width="2.3333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Kliknij, aby edytować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1.96007in" svg:y="5.25in" svg:width="6in" svg:height="0.61979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1.96007in" svg:y="0.67014in" svg:width="6in" svg:height="4.5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1.96007in" svg:y="5.86979in" svg:width="6in" svg:height="0.8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4" svg:x="0.5in" svg:y="6.95139in" svg:width="2.3333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019-04-30</text:date></text:span></text:p>
        </draw:text-box>
        <svg:title/>
        <svg:desc/>
      </draw:frame>
      <draw:frame draw:id="id57" presentation:style-name="a541" draw:name="Symbol zastępczy stopki 5" svg:x="3.41667in" svg:y="6.95139in" svg:width="3.16667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6" svg:x="7.16667in" svg:y="6.95139in" svg:width="2.3333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Kliknij, aby edytować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5in" svg:y="0.30035in" svg:width="9in" svg:height="1.2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5in" svg:y="1.75in" svg:width="9in" svg:height="4.9496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5in" svg:y="6.95139in" svg:width="2.3333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019-04-30</text:date></text:span></text:p>
        </draw:text-box>
        <svg:title/>
        <svg:desc/>
      </draw:frame>
      <draw:frame draw:id="id62" presentation:style-name="a601" draw:name="Symbol zastępczy stopki 4" svg:x="3.41667in" svg:y="6.95139in" svg:width="3.16667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7.16667in" svg:y="6.95139in" svg:width="2.3333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Kliknij, aby edytować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7.25in" svg:y="0.30035in" svg:width="2.25in" svg:height="6.39931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5in" svg:y="0.30035in" svg:width="6.58333in" svg:height="6.3993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5in" svg:y="6.95139in" svg:width="2.3333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019-04-30</text:date></text:span></text:p>
        </draw:text-box>
        <svg:title/>
        <svg:desc/>
      </draw:frame>
      <draw:frame draw:id="id67" presentation:style-name="a661" draw:name="Symbol zastępczy stopki 4" svg:x="3.41667in" svg:y="6.95139in" svg:width="3.16667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7.16667in" svg:y="6.95139in" svg:width="2.3333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019-04-30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75in" svg:width="6in" svg:height="4.5in" presentation:class="notes" presentation:placeholder="false">
          <draw:text-box>
            <text:p text:style-name="a674" text:class-names="" text:cond-style-name=""><text:span text:style-name="a673" text:class-names="">Kliknij, aby edytować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nteligentne wskaźniki</dc:title>
    <meta:initial-creator>Piotr</meta:initial-creator>
    <dc:creator>Piotr</dc:creator>
    <meta:creation-date>2019-04-29T18:02:21Z</meta:creation-date>
    <dc:date>2019-04-30T04:40:14Z</dc:date>
    <meta:editing-cycles>64</meta:editing-cycles>
    <meta:editing-duration>PT10458S</meta:editing-duration>
    <meta:document-statistic meta:paragraph-count="210" meta:word-count="1152"/>
  </office:meta>
</office:document-meta>
</file>